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044" officeooo:paragraph-rsid="0019604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cc9" officeooo:paragraph-rsid="001a5cc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!!</text:p>
      <text:p text:style-name="P1"/>
      <text:p text:style-name="P2">My name is M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7:42:42.272372270</meta:creation-date>
    <dc:date>2020-07-15T08:48:39.126372030</dc:date>
    <meta:editing-duration>PT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30" meta:non-whitespace-character-count="25"/>
  </office:meta>
</office:document-meta>
</file>